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50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252in"/>
    </style:style>
    <style:style style:name="co4" style:family="table-column">
      <style:table-column-properties fo:break-before="auto" style:column-width="1.6673in"/>
    </style:style>
    <style:style style:name="co5" style:family="table-column">
      <style:table-column-properties fo:break-before="auto" style:column-width="2.90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cosvals" table:style-name="ta1">
        <table:shapes>
          <draw:frame draw:z-index="0" draw:style-name="gr1" draw:text-style-name="P1" svg:width="6.9031in" svg:height="4.7268in" svg:x="7.3567in" svg:y="1.0457in">
            <draw:object draw:notify-on-update-of-ranges="cosvals.A2:cosvals.A25 cosvals.B1:cosvals.B1 cosvals.B2:cosvals.B25 cosvals.A2:cosvals.A25 cosvals.C1:cosvals.C1 cosvals.C2:cosvals.C2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3079in" svg:height="3.5453in" svg:x="9.713in" svg:y="6.2531in">
            <draw:object draw:notify-on-update-of-ranges="cosvals.B1:cosvals.B1 cosvals.C1:cosvals.C1 cosvals.D1:cosvals.D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VALEURS</text:p>
          </table:table-cell>
          <table:table-cell office:value-type="string" calcext:value-type="string">
            <text:p>ULP COS</text:p>
          </table:table-cell>
          <table:table-cell office:value-type="string" calcext:value-type="string">
            <text:p>ULP COSSER</text:p>
          </table:table-cell>
          <table:table-cell office:value-type="string" calcext:value-type="string">
            <text:p>ULP COSGRANDFLOAT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308997" calcext:value-type="float">
            <text:p>0.130899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2617994" calcext:value-type="float">
            <text:p>0.261799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926991" calcext:value-type="float">
            <text:p>0.392699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5235988" calcext:value-type="float">
            <text:p>0.523598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5449846" calcext:value-type="float">
            <text:p>0.654498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7853981" calcext:value-type="float">
            <text:p>0.78539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9162978" calcext:value-type="float">
            <text:p>0.9162978</text:p>
          </table:table-cell>
          <table:table-cell office:value-type="float" office:value="1" calcext:value-type="float">
            <text:p>1</text:p>
          </table:table-cell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0471975" calcext:value-type="float">
            <text:p>1.0471975</text:p>
          </table:table-cell>
          <table:table-cell office:value-type="float" office:value="2" calcext:value-type="float">
            <text:p>2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1780971" calcext:value-type="float">
            <text:p>1.1780971</text:p>
          </table:table-cell>
          <table:table-cell office:value-type="float" office:value="3" calcext:value-type="float">
            <text:p>3</text:p>
          </table:table-cell>
          <table:table-cell office:value-type="float" office:value="946" calcext:value-type="float">
            <text:p>9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3089968" calcext:value-type="float">
            <text:p>1.3089968</text:p>
          </table:table-cell>
          <table:table-cell office:value-type="float" office:value="2" calcext:value-type="float">
            <text:p>2</text:p>
          </table:table-cell>
          <table:table-cell office:value-type="float" office:value="990" calcext:value-type="float">
            <text:p>9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4398965" calcext:value-type="float">
            <text:p>1.4398965</text:p>
          </table:table-cell>
          <table:table-cell office:value-type="float" office:value="5" calcext:value-type="float">
            <text:p>5</text:p>
          </table:table-cell>
          <table:table-cell office:value-type="float" office:value="2034" calcext:value-type="float">
            <text:p>203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.701696" calcext:value-type="float">
            <text:p>1.701696</text:p>
          </table:table-cell>
          <table:table-cell office:value-type="float" office:value="2032" calcext:value-type="float">
            <text:p>2032</text:p>
          </table:table-cell>
          <table:table-cell office:value-type="float" office:value="2034" calcext:value-type="float">
            <text:p>2034</text:p>
          </table:table-cell>
          <table:table-cell office:value-type="float" office:value="453119" calcext:value-type="float">
            <text:p>453119</text:p>
          </table:table-cell>
          <table:table-cell office:value-type="string" calcext:value-type="string">
            <text:p>Dans cette zone on est plus précis que Java</text:p>
          </table:table-cell>
        </table:table-row>
        <table:table-row table:style-name="ro1">
          <table:table-cell office:value-type="float" office:value="1.8325957" calcext:value-type="float">
            <text:p>1.8325957</text:p>
          </table:table-cell>
          <table:table-cell office:value-type="float" office:value="990" calcext:value-type="float">
            <text:p>990</text:p>
          </table:table-cell>
          <table:table-cell office:value-type="float" office:value="991" calcext:value-type="float">
            <text:p>9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 ne tien pas compte de l'ulp ici</text:p>
          </table:table-cell>
        </table:table-row>
        <table:table-row table:style-name="ro1">
          <table:table-cell office:value-type="float" office:value="1.9634954" calcext:value-type="float">
            <text:p>1.9634954</text:p>
          </table:table-cell>
          <table:table-cell office:value-type="float" office:value="947" calcext:value-type="float">
            <text:p>947</text:p>
          </table:table-cell>
          <table:table-cell office:value-type="float" office:value="948" calcext:value-type="float">
            <text:p>9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.0943952" calcext:value-type="float">
            <text:p>2.0943952</text:p>
          </table:table-cell>
          <table:table-cell office:value-type="float" office:value="444" calcext:value-type="float">
            <text:p>444</text:p>
          </table:table-cell>
          <table:table-cell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.2252948" calcext:value-type="float">
            <text:p>2.2252948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.3561945" calcext:value-type="float">
            <text:p>2.3561945</text:p>
          </table:table-cell>
          <table:table-cell table:number-columns-repeated="2"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.4870942" calcext:value-type="float">
            <text:p>2.4870942</text:p>
          </table:table-cell>
          <table:table-cell office:value-type="float" office:value="311" calcext:value-type="float">
            <text:p>311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.6179938" calcext:value-type="float">
            <text:p>2.6179938</text:p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.7488935" calcext:value-type="float">
            <text:p>2.7488935</text:p>
          </table:table-cell>
          <table:table-cell office:value-type="float" office:value="192" calcext:value-type="float">
            <text:p>192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.8797932" calcext:value-type="float">
            <text:p>2.8797932</text:p>
          </table:table-cell>
          <table:table-cell office:value-type="float" office:value="133" calcext:value-type="float">
            <text:p>133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0106928" calcext:value-type="float">
            <text:p>3.0106928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.1415925" calcext:value-type="float">
            <text:p>3.14159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5">00/00/0000</text:date>, <text:time style:data-style-name="N2" text:time-value="15:31:09.3439809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5T16:30:33.262377151</dc:date>
    <dc:creator>Nizar Salah</dc:creator>
    <meta:editing-duration>PT1H11M33S</meta:editing-duration>
    <meta:editing-cycles>7</meta:editing-cycles>
    <meta:generator>LibreOffice/4.3.7.2$Linux_X86_64 LibreOffice_project/430$Build-2</meta:generator>
    <meta:document-statistic meta:table-count="1" meta:cell-count="10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535cm" svg:height="12.007cm" xlink:href=".." xlink:type="simple" chart:class="chart:scatter" chart:style-name="ch1">
        <chart:legend chart:legend-position="end" svg:x="13.995cm" svg:y="5.455cm" style:legend-expansion="high" chart:style-name="ch2"/>
        <chart:plot-area chart:style-name="ch3" table:cell-range-address="cosvals.A2:cosvals.C25 cosvals.B1:cosvals.C1" chart:data-source-has-labels="row" svg:x="0.35cm" svg:y="0.24cm" svg:width="13.295cm" svg:height="11.527cm">
          <chartooo:coordinate-region svg:x="1.342cm" svg:y="0.439cm" svg:width="12.063cm" svg:height="10.68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osvals.B2:cosvals.B25" chart:label-cell-address="cosvals.B1:cosvals.B1" chart:class="chart:scatter">
            <chart:domain table:cell-range-address="cosvals.A2:cosvals.A25"/>
            <chart:data-point chart:repeated="24"/>
          </chart:series>
          <chart:series chart:style-name="ch7" chart:values-cell-range-address="cosvals.C2:cosvals.C25" chart:label-cell-address="cosvals.C1:cosvals.C1" chart:class="chart:scatter"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ULP COS</text:p>
                <draw:g>
                  <svg:desc>cosvals.B1:cosvals.B1</svg:desc>
                </draw:g>
              </table:table-cell>
              <table:table-cell office:value-type="string">
                <text:p>ULP COSSER</text:p>
                <draw:g>
                  <svg:desc>cosvals.C1:cosvals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osvals.A2:cosvals.A25</svg:desc>
                </draw:g>
              </table:table-cell>
              <table:table-cell office:value-type="float" office:value="0">
                <text:p>0</text:p>
                <draw:g>
                  <svg:desc>cosvals.B2:cosvals.B25</svg:desc>
                </draw:g>
              </table:table-cell>
              <table:table-cell office:value-type="float" office:value="0">
                <text:p>0</text:p>
                <draw:g>
                  <svg:desc>cosvals.C2:cosvals.C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308997">
                <text:p>0.1308997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617994">
                <text:p>0.261799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926991">
                <text:p>0.392699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235988">
                <text:p>0.523598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5449846">
                <text:p>0.654498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853981">
                <text:p>0.785398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162978">
                <text:p>0.9162978</text:p>
              </table:table-cell>
              <table:table-cell office:value-type="float" office:value="1">
                <text:p>1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471975">
                <text:p>1.0471975</text:p>
              </table:table-cell>
              <table:table-cell office:value-type="float" office:value="2">
                <text:p>2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780971">
                <text:p>1.1780971</text:p>
              </table:table-cell>
              <table:table-cell office:value-type="float" office:value="3">
                <text:p>3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3089968">
                <text:p>1.3089968</text:p>
              </table:table-cell>
              <table:table-cell office:value-type="float" office:value="2">
                <text:p>2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4398965">
                <text:p>1.4398965</text:p>
              </table:table-cell>
              <table:table-cell office:value-type="float" office:value="5">
                <text:p>5</text:p>
              </table:table-cell>
              <table:table-cell office:value-type="float" office:value="2034">
                <text:p>20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701696">
                <text:p>1.701696</text:p>
              </table:table-cell>
              <table:table-cell office:value-type="float" office:value="2032">
                <text:p>2032</text:p>
              </table:table-cell>
              <table:table-cell office:value-type="float" office:value="2034">
                <text:p>20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8325957">
                <text:p>1.8325957</text:p>
              </table:table-cell>
              <table:table-cell office:value-type="float" office:value="990">
                <text:p>990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9634954">
                <text:p>1.9634954</text:p>
              </table:table-cell>
              <table:table-cell office:value-type="float" office:value="947">
                <text:p>947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943952">
                <text:p>2.0943952</text:p>
              </table:table-cell>
              <table:table-cell office:value-type="float" office:value="444">
                <text:p>444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2252948">
                <text:p>2.2252948</text:p>
              </table:table-cell>
              <table:table-cell office:value-type="float" office:value="406">
                <text:p>406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3561945">
                <text:p>2.3561945</text:p>
              </table:table-cell>
              <table:table-cell office:value-type="float" office:value="362">
                <text:p>362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4870942">
                <text:p>2.4870942</text:p>
              </table:table-cell>
              <table:table-cell office:value-type="float" office:value="311">
                <text:p>311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6179938">
                <text:p>2.6179938</text:p>
              </table:table-cell>
              <table:table-cell office:value-type="float" office:value="256">
                <text:p>256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7488935">
                <text:p>2.7488935</text:p>
              </table:table-cell>
              <table:table-cell office:value-type="float" office:value="192">
                <text:p>192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8797932">
                <text:p>2.8797932</text:p>
              </table:table-cell>
              <table:table-cell office:value-type="float" office:value="133">
                <text:p>133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0106928">
                <text:p>3.0106928</text:p>
              </table:table-cell>
              <table:table-cell office:value-type="float" office:value="67">
                <text:p>6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1415925">
                <text:p>3.141592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3cm" svg:height="9.006cm" xlink:href=".." xlink:type="simple" chart:class="chart:scatter" chart:style-name="ch1">
        <chart:legend chart:legend-position="end" svg:x="10.922cm" svg:y="3.706cm" style:legend-expansion="high" chart:style-name="ch2"/>
        <chart:plot-area chart:style-name="ch3" table:cell-range-address="cosvals.A2:cosvals.D13 cosvals.A15:cosvals.D25 cosvals.B1:cosvals.D1" chart:data-source-has-labels="row" svg:x="0.32cm" svg:y="0.18cm" svg:width="10.282cm" svg:height="8.646cm">
          <chartooo:coordinate-region svg:x="1.312cm" svg:y="0.379cm" svg:width="9.05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osvals.B2:cosvals.B13 cosvals.B15:cosvals.B25" chart:label-cell-address="cosvals.B1:cosvals.B1" chart:class="chart:scatter">
            <chart:domain table:cell-range-address="cosvals.A2:cosvals.A13 cosvals.A15:cosvals.A25"/>
            <chart:data-point chart:repeated="23"/>
          </chart:series>
          <chart:series chart:style-name="ch7" chart:values-cell-range-address="cosvals.C2:cosvals.C13 cosvals.C15:cosvals.C25" chart:label-cell-address="cosvals.C1:cosvals.C1" chart:class="chart:scatter">
            <chart:data-point chart:repeated="23"/>
          </chart:series>
          <chart:series chart:style-name="ch8" chart:values-cell-range-address="cosvals.D2:cosvals.D13 cosvals.D15:cosvals.D25" chart:label-cell-address="cosvals.D1:cosvals.D1" chart:class="chart:scatter">
            <chart:data-point chart:repeated="2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 Column A</text:p>
              </table:table-cell>
              <table:table-cell office:value-type="string">
                <text:p>ULP COS</text:p>
                <draw:g>
                  <svg:desc>cosvals.B1:cosvals.B1</svg:desc>
                </draw:g>
              </table:table-cell>
              <table:table-cell office:value-type="string">
                <text:p>ULP COSSER</text:p>
                <draw:g>
                  <svg:desc>cosvals.C1:cosvals.C1</svg:desc>
                </draw:g>
              </table:table-cell>
              <table:table-cell office:value-type="string">
                <text:p>ULP COSGRANDFLOAT</text:p>
                <draw:g>
                  <svg:desc>cosvals.D1:cosval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osvals.A2:cosvals.A13 cosvals.A15:cosvals.A25</svg:desc>
                </draw:g>
              </table:table-cell>
              <table:table-cell office:value-type="float" office:value="0">
                <text:p>0</text:p>
                <draw:g>
                  <svg:desc>cosvals.B2:cosvals.B13 cosvals.B15:cosvals.B25</svg:desc>
                </draw:g>
              </table:table-cell>
              <table:table-cell office:value-type="float" office:value="0">
                <text:p>0</text:p>
                <draw:g>
                  <svg:desc>cosvals.C2:cosvals.C13 cosvals.C15:cosvals.C25</svg:desc>
                </draw:g>
              </table:table-cell>
              <table:table-cell office:value-type="float" office:value="0">
                <text:p>0</text:p>
                <draw:g>
                  <svg:desc>cosvals.D2:cosvals.D13 cosvals.D15:cosvals.D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308997">
                <text:p>0.1308997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617994">
                <text:p>0.261799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926991">
                <text:p>0.392699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235988">
                <text:p>0.523598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5449846">
                <text:p>0.654498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853981">
                <text:p>0.785398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162978">
                <text:p>0.9162978</text:p>
              </table:table-cell>
              <table:table-cell office:value-type="float" office:value="1">
                <text:p>1</text:p>
              </table:table-cell>
              <table:table-cell office:value-type="float" office:value="407">
                <text:p>4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471975">
                <text:p>1.0471975</text:p>
              </table:table-cell>
              <table:table-cell office:value-type="float" office:value="2">
                <text:p>2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780971">
                <text:p>1.1780971</text:p>
              </table:table-cell>
              <table:table-cell office:value-type="float" office:value="3">
                <text:p>3</text:p>
              </table:table-cell>
              <table:table-cell office:value-type="float" office:value="946">
                <text:p>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3089968">
                <text:p>1.3089968</text:p>
              </table:table-cell>
              <table:table-cell office:value-type="float" office:value="2">
                <text:p>2</text:p>
              </table:table-cell>
              <table:table-cell office:value-type="float" office:value="990">
                <text:p>9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4398965">
                <text:p>1.4398965</text:p>
              </table:table-cell>
              <table:table-cell office:value-type="float" office:value="5">
                <text:p>5</text:p>
              </table:table-cell>
              <table:table-cell office:value-type="float" office:value="2034">
                <text:p>20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8325957">
                <text:p>1.8325957</text:p>
              </table:table-cell>
              <table:table-cell office:value-type="float" office:value="990">
                <text:p>990</text:p>
              </table:table-cell>
              <table:table-cell office:value-type="float" office:value="991">
                <text:p>9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9634954">
                <text:p>1.9634954</text:p>
              </table:table-cell>
              <table:table-cell office:value-type="float" office:value="947">
                <text:p>947</text:p>
              </table:table-cell>
              <table:table-cell office:value-type="float" office:value="948">
                <text:p>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0943952">
                <text:p>2.0943952</text:p>
              </table:table-cell>
              <table:table-cell office:value-type="float" office:value="444">
                <text:p>444</text:p>
              </table:table-cell>
              <table:table-cell office:value-type="float" office:value="445">
                <text:p>4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2252948">
                <text:p>2.2252948</text:p>
              </table:table-cell>
              <table:table-cell office:value-type="float" office:value="406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3561945">
                <text:p>2.3561945</text:p>
              </table:table-cell>
              <table:table-cell office:value-type="float" office:value="362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4870942">
                <text:p>2.4870942</text:p>
              </table:table-cell>
              <table:table-cell office:value-type="float" office:value="311">
                <text:p>311</text:p>
              </table:table-cell>
              <table:table-cell office:value-type="float" office:value="312">
                <text:p>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6179938">
                <text:p>2.6179938</text:p>
              </table:table-cell>
              <table:table-cell office:value-type="float" office:value="256">
                <text:p>256</text:p>
              </table:table-cell>
              <table:table-cell office:value-type="float" office:value="257">
                <text:p>2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7488935">
                <text:p>2.7488935</text:p>
              </table:table-cell>
              <table:table-cell office:value-type="float" office:value="192">
                <text:p>192</text:p>
              </table:table-cell>
              <table:table-cell office:value-type="float" office:value="196">
                <text:p>1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8797932">
                <text:p>2.8797932</text:p>
              </table:table-cell>
              <table:table-cell office:value-type="float" office:value="133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0106928">
                <text:p>3.0106928</text:p>
              </table:table-cell>
              <table:table-cell office:value-type="float" office:value="67">
                <text:p>67</text:p>
              </table:table-cell>
              <table:table-cell office:value-type="float" office:value="65">
                <text:p>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1415925">
                <text:p>3.141592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